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egoe UI" svg:font-family="'Segoe UI'" style:font-family-generic="swiss"/>
    <style:font-face style:name="Ubuntu" svg:font-family="Ubuntu" style:font-family-generic="swiss"/>
    <style:font-face style:name="Nimbus Mono L" svg:font-family="'Nimbus Mono L'" style:font-adornments="Regular" style:font-family-generic="modern" style:font-pitch="fixed"/>
    <style:font-face style:name="Apple Garamond1" svg:font-family="'Apple Garamond'" style:font-pitch="variable"/>
    <style:font-face style:name="Apple Garamond" svg:font-family="'Apple Garamond'" style:font-adornments="Bold" style:font-pitch="variable"/>
    <style:font-face style:name="Apple Garamond Light" svg:font-family="'Apple Garamond Light'"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Code">
      <style:paragraph-properties fo:text-align="justify" style:justify-single-word="false"/>
    </style:style>
    <style:style style:name="P2" style:family="paragraph" style:parent-style-name="Code">
      <style:text-properties fo:font-weight="bold" style:font-weight-asian="bold" style:font-weight-complex="bold"/>
    </style:style>
    <style:style style:name="P3" style:family="paragraph" style:parent-style-name="Code">
      <style:paragraph-properties fo:text-align="justify" style:justify-single-word="false"/>
      <style:text-properties fo:font-weight="bold" style:font-weight-asian="bold" style:font-weight-complex="bold"/>
    </style:style>
    <style:style style:name="P4" style:family="paragraph" style:parent-style-name="Code">
      <style:paragraph-properties fo:text-align="justify" style:justify-single-word="false"/>
      <style:text-properties style:font-name="Times New Roman" fo:font-size="12pt" style:font-size-asian="12pt" style:font-size-complex="12pt"/>
    </style:style>
    <style:style style:name="P5" style:family="paragraph" style:parent-style-name="Code" style:master-page-name="">
      <style:paragraph-properties style:page-number="auto"/>
    </style:style>
    <style:style style:name="P6" style:family="paragraph" style:parent-style-name="Code" style:master-page-name="">
      <style:paragraph-properties fo:text-align="justify" style:justify-single-word="false" style:page-number="auto"/>
    </style:style>
    <style:style style:name="P7" style:family="paragraph" style:parent-style-name="Text_20_body">
      <style:paragraph-properties fo:text-align="center" style:justify-single-word="false" fo:padding="0in" fo:border="none"/>
      <style:text-properties style:use-window-font-color="true" style:font-name="Apple Garamond Light" fo:font-size="12pt" fo:font-style="normal" style:text-underline-style="none" fo:font-weight="normal" style:font-name-asian="DejaVu Sans" style:font-size-asian="10.5pt" style:font-style-asian="normal" style:font-weight-asian="normal" style:font-name-complex="Tahoma" style:font-size-complex="12pt" style:font-style-complex="normal" style:font-weight-complex="normal"/>
    </style:style>
    <style:style style:name="P8" style:family="paragraph" style:parent-style-name="Text_20_body">
      <style:paragraph-properties fo:margin-top="0.0591in" fo:margin-bottom="0.0591in" fo:line-height="150%" fo:text-align="justify" style:justify-single-word="false"/>
    </style:style>
    <style:style style:name="P9" style:family="paragraph" style:parent-style-name="Text_20_body">
      <style:paragraph-properties fo:margin-top="0.0591in" fo:margin-bottom="0.0591in" fo:line-height="150%" fo:text-align="justify" style:justify-single-word="false">
        <style:tab-stops/>
      </style:paragraph-properties>
    </style:style>
    <style:style style:name="P10" style:family="paragraph" style:parent-style-name="Text_20_body" style:master-page-name="">
      <style:paragraph-properties fo:margin-top="0.0591in" fo:margin-bottom="0.0591in" fo:line-height="150%" fo:text-align="justify" style:justify-single-word="false" style:page-number="auto">
        <style:tab-stops/>
      </style:paragraph-properties>
    </style:style>
    <style:style style:name="P11" style:family="paragraph" style:parent-style-name="Heading_20_1">
      <style:paragraph-properties fo:margin-top="0.1665in" fo:margin-bottom="0.0835in" fo:padding="0in" fo:border="none" fo:keep-with-next="always"/>
      <style:text-properties fo:color="#ff0000" style:font-name="Apple Garamond1" fo:font-size="32pt" fo:font-weight="normal" style:font-name-asian="DejaVu Sans" style:font-size-asian="32pt" style:font-weight-asian="normal" style:font-name-complex="Tahoma" style:font-size-complex="32pt" style:font-weight-complex="normal"/>
    </style:style>
    <style:style style:name="P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use-window-font-color="true" style:text-outline="false" style:text-line-through-style="none" style:text-position="0% 100%" style:font-name="Ubuntu"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Arrays</text:h>
      <text:p text:style-name="P7"><draw:frame draw:style-name="fr1" draw:name="graphics1" text:anchor-type="paragraph" svg:width="6.6665in" svg:height="0.052in" draw:z-index="0"><draw:image xlink:href="../../../../../../usr/lib/libreoffice/share/gallery/rulers/blurulr6.gif" xlink:type="simple" xlink:show="embed" xlink:actuate="onLoad"/></draw:frame></text:p>
      <text:p text:style-name="P8">Arrays can be considered as rack, you can keep any thing<text:note text:id="ftn1" text:note-class="footnote"><text:note-citation>1</text:note-citation><text:note-body><text:p text:style-name="Footnote">Things are called objects and classes in programming</text:p></text:note-body></text:note> in a rack, in a similar way you can keep any thing in an array. A rack contains many shelfs or compartments. If you can count them you can put numbers on each compartment, the rack can be considered an array of space to store some thing. Each compartment can be identified by a number and hence it becomes easy to identify it. An array is a rack thats available to a programmer. Lets see an example to learn more. Type the program below and execute it</text:p>
      <text:p text:style-name="Code"># <text:a xlink:type="simple" xlink:href="https://raw.github.com/mindaslab/ilrx/master/array.rb">array.rb</text:a></text:p>
      <text:p text:style-name="Code"/>
      <text:p text:style-name="Code">my_array = []</text:p>
      <text:p text:style-name="Code">my_array &lt;&lt; "Something"</text:p>
      <text:p text:style-name="Code">my_array &lt;&lt; 123</text:p>
      <text:p text:style-name="Code">my_array &lt;&lt; Time.now</text:p>
      <text:p text:style-name="Code"/>
      <text:p text:style-name="Code">my_array.each do |element|</text:p>
      <text:p text:style-name="Code">puts element</text:p>
      <text:p text:style-name="Code">end</text:p>
      <text:p text:style-name="Text_20_body">This is how you will get the output</text:p>
      <text:p text:style-name="Code">Something </text:p>
      <text:p text:style-name="Code">123 </text:p>
      <text:p text:style-name="Code">Tue Feb 02 18:10:06 +0530 2010 </text:p>
      <text:p text:style-name="P8">Lets walkthru the program, take the line <text:s text:c="2"/><text:span text:style-name="Code_20_Char">my_array = []</text:span> , in it we declare an array called <text:span text:style-name="Code_20_Char">my_array</text:span>, its an empty array that has got nothing in it. <text:span text:style-name="Code_20_Char">[]</text:span> denotes an empty array and we assign my_array to it. Having done so we <text:s/>populate it with some values. In the following statements</text:p>
      <text:p text:style-name="Code">my_array &lt;&lt; "Something"</text:p>
      <text:p text:style-name="Code">my_array &lt;&lt; 123</text:p>
      <text:p text:style-name="Code">my_array &lt;&lt; Time.now</text:p>
      <text:p text:style-name="P8">We append elements to an array. In the first statement we append a string constant <text:span text:style-name="Code_20_Char">“Something”</text:span>, in the second statement we append a integer <text:span text:style-name="Code_20_Char">123</text:span> and in the third statement we append the current time. If you have guessed it right, we have used <text:s/><text:span text:style-name="Code_20_Char">&lt;&lt;</text:span> operator to append the array.</text:p>
      <text:p text:style-name="P8">Till now we have created an array called <text:span text:style-name="Code_20_Char">my_array</text:span> and have put something into it. Now we have to see what we have put in. To do so we use <text:span text:style-name="Code_20_Char">&lt;array_name&gt;.each</text:span> (array name dot each). This method extracts each element of an array. So for <text:span text:style-name="Code_20_Char">my_array</text:span> we use </text:p>
      <text:p text:style-name="Code">my_array.each</text:p>
      <text:p text:style-name="P8">OK we have to do some thing with each element of an array. To do so we add a <text:span text:style-name="Code_20_Char">do … <text:s/>end</text:span>, within it we can do something, so our code gets transformed as</text:p>
      <text:p text:style-name="Code">my_array.each do </text:p>
      <text:p text:style-name="Code">end</text:p>
      <text:p text:style-name="P8"><text:soft-page-break/>We have to capture each element of an array into a variable, lets use a variable named <text:span text:style-name="Code_20_Char">element</text:span> to do the job, so we capture each element using the following code</text:p>
      <text:p text:style-name="Code">my_array.each do |element|</text:p>
      <text:p text:style-name="Code"/>
      <text:p text:style-name="Code">end</text:p>
      <text:p text:style-name="P8">Notice that how we put our element variable between<text:span text:style-name="Code_20_Char"> </text:span><text:span text:style-name="Code_20_Char"><text:span text:style-name="T1">|</text:span></text:span><text:span text:style-name="Code_20_Char"> </text:span>and<text:span text:style-name="Code_20_Char"> </text:span><text:span text:style-name="Code_20_Char"><text:span text:style-name="T1">|</text:span></text:span>. We have captured each and every element of an array, what to do? we will print it using a puts statement. So our array gets printed successfully. The following program too works <text:s/>the same way as previous program, but we use <text:span text:style-name="Code_20_Char">Array.new</text:span> instead of <text:span text:style-name="Code_20_Char">[]</text:span> to say that <text:s/><text:span text:style-name="Code_20_Char">my_array</text:span> is an array</text:p>
      <text:p text:style-name="Code"># <text:a xlink:type="simple" xlink:href="https://raw.github.com/mindaslab/ilrx/master/array_1.rb">array_1.rb</text:a></text:p>
      <text:p text:style-name="Code"/>
      <text:p text:style-name="Code">my_array = <text:span text:style-name="T3">Array.new</text:span></text:p>
      <text:p text:style-name="Code">my_array &lt;&lt; "Something"</text:p>
      <text:p text:style-name="Code">my_array &lt;&lt; 123</text:p>
      <text:p text:style-name="Code">my_array &lt;&lt; Time.now</text:p>
      <text:p text:style-name="Code"/>
      <text:p text:style-name="Code">my_array.each do |element|</text:p>
      <text:p text:style-name="Code">puts element</text:p>
      <text:p text:style-name="Code">end</text:p>
      <text:p text:style-name="P8">I will write another program that will use the <text:span text:style-name="Code_20_Char">for</text:span> construct to iterate over each element of an array as shown below</text:p>
      <text:p text:style-name="Code"># <text:a xlink:type="simple" xlink:href="https://raw.github.com/mindaslab/ilrx/master/array_2.rb">array_2.rb</text:a></text:p>
      <text:p text:style-name="Code"/>
      <text:p text:style-name="Code">my_array = Array.new</text:p>
      <text:p text:style-name="Code">my_array &lt;&lt; "Something"</text:p>
      <text:p text:style-name="Code">my_array &lt;&lt; 123</text:p>
      <text:p text:style-name="Code">my_array &lt;&lt; Time.now</text:p>
      <text:p text:style-name="Code"/>
      <text:p text:style-name="Code"><text:span text:style-name="T3">for</text:span> element <text:span text:style-name="T3">in</text:span> my_array</text:p>
      <text:p text:style-name="Code"><text:tab/>puts element</text:p>
      <text:p text:style-name="P2">end</text:p>
      <text:p text:style-name="P8">Output</text:p>
      <text:p text:style-name="Code">Something </text:p>
      <text:p text:style-name="Code">123 </text:p>
      <text:p text:style-name="Code">2012-08-10 19:19:47 +0530</text:p>
      <text:p text:style-name="P8">There is a third way of creating an array. Take a close look at the program below. <text:s/>Look at the darkened statement. Look at it carefully, we have my_array thats an array variable its been set to <text:span text:style-name="Code_20_Char"><text:span text:style-name="T2">[ "Something", 123, Time.now ]</text:span></text:span><text:span text:style-name="T2">. That is in this case we declare and add array elements to my_array in the same statement. Note that we put elements of an array in square brackets, this is another way </text:span><text:span text:style-name="T2">of </text:span><text:span text:style-name="T2">declaring array. So the program</text:span><text:span text:style-name="T3"> </text:span><text:span text:style-name="Code_20_Char"><text:span text:style-name="T2">array_3.rb</text:span></text:span><text:span text:style-name="T3"> </text:span><text:span text:style-name="T2">works exactly same as</text:span><text:span text:style-name="T3"> </text:span><text:span text:style-name="Code_20_Char"><text:span text:style-name="T2">array_1.rb</text:span></text:span><text:span text:style-name="T3"> </text:span><text:span text:style-name="T2">and</text:span><text:span text:style-name="T3"> </text:span><text:span text:style-name="Code_20_Char"><text:span text:style-name="T2">array.rb</text:span></text:span><text:span text:style-name="T3">, </text:span><text:span text:style-name="T2">but its more concise. Unlike many languages, Ruby lets the programmer choose his own style of coding.</text:span></text:p>
      <text:p text:style-name="P6"># <text:a xlink:type="simple" xlink:href="https://raw.github.com/mindaslab/ilrx/master/array_3.rb">array_3.rb</text:a></text:p>
      <text:p text:style-name="P1"/>
      <text:p text:style-name="P3">my_array = [ "Something", 123, Time.now ]</text:p>
      <text:p text:style-name="P1">puts my_array.join("\n")</text:p>
      <text:p text:style-name="P1"/>
      <text:p text:style-name="P4">Result</text:p>
      <text:p text:style-name="P1"><text:soft-page-break/></text:p>
      <text:p text:style-name="P1">Something </text:p>
      <text:p text:style-name="P1">123 </text:p>
      <text:p text:style-name="P1">Wed Feb 03 17:37:36 +0530 2010 </text:p>
      <text:p text:style-name="Table_20_Contents"/>
      <text:h text:style-name="Heading_20_2" text:outline-level="2">More on Array</text:h>
      <text:p text:style-name="P8">Lets now see some array functions. For this we <text:span text:style-name="T2">will</text:span> be using our favorite irb rather than a text editor</text:p>
      <text:p text:style-name="Code">&gt;&gt; array = Array.new </text:p>
      <text:p text:style-name="Code">=&gt; []</text:p>
      <text:p text:style-name="P8">OK in the above statement we see that we create an Array named array using Array.new . Array.new creates an empty array.</text:p>
      <text:p text:style-name="P8">There is another way to create an array. We can create it by directly specifying the values that are contained in an array as shown</text:p>
      <text:p text:style-name="Code">&gt;&gt; array = ["Something", 123, Time.now] </text:p>
      <text:p text:style-name="Code">=&gt; ["Something", 123, Tue Feb 02 20:30:41 +0530 2010] </text:p>
      <text:p text:style-name="P8">In the above statement, we create an array with three objects in it. The value that must be in an array is given between square brackets [ and ]. Each object in array is separated by a comma. By providing no values between [ and ] we can even create an empty array as shown </text:p>
      <text:p text:style-name="Code">&gt;&gt; array = [] </text:p>
      <text:p text:style-name="Code">=&gt; [] </text:p>
      <text:p text:style-name="P8">In the above example the empty [] does the same job as Array.new .</text:p>
      <text:p text:style-name="P8">Lets create array with parameters with Array.new as shown</text:p>
      <text:p text:style-name="Code">&gt;&gt; array = Array.new("Something", 123, Time.now) </text:p>
      <text:p text:style-name="Code">ArgumentError: wrong number of arguments (3 for 2) </text:p>
      <text:p text:style-name="Code"><text:tab/>from (irb):3:in `initialize' </text:p>
      <text:p text:style-name="Code"><text:tab/>from (irb):3:in `new' </text:p>
      <text:p text:style-name="Code"><text:tab/>from (irb):3 </text:p>
      <text:p text:style-name="Code"><text:tab/>from :0 </text:p>
      <text:p text:style-name="P8">As you see above it fails! Don't use it that way.</text:p>
      <text:p text:style-name="P8">OK, lets now try some thing on the array, first to get how many elements are in the array we can use the length function as shown below:</text:p>
      <text:p text:style-name="P5">&gt;&gt; array.length </text:p>
      <text:p text:style-name="Code">=&gt; 3 </text:p>
      <text:p text:style-name="P8">The join function joins many array elements together and returns it. So when our array element is joined this is what we get as result:</text:p>
      <text:p text:style-name="Code">&gt;&gt; array.join(', ')</text:p>
      <text:p text:style-name="Code">=&gt; "Something, 123, Tue Feb 02 20:30:41 +0530 2010" </text:p>
      <text:p text:style-name="P8">Note that we pass a string ', ' to the join, when the array elements are joined as a string the, string we passed gets inserted into them in between.</text:p>
      <text:p text:style-name="P8"><text:soft-page-break/>We have created an array and we have something in it, what if we want to add something to it? To do so we use the push method. In the example below, we push a number 5 into the array and as we see the array gets expanded and 5 is appended to the array at the last.</text:p>
      <text:p text:style-name="Code">&gt;&gt; array.push(5) </text:p>
      <text:p text:style-name="Code">=&gt; ["Something", 123, Tue Feb 02 20:30:41 +0530 2010, 5] </text:p>
      <text:p text:style-name="P8">The pop method does the opposite of push, it pops out or removes the last element of array. See the example below, we pop an element and the last element which is 5 gets popped out.</text:p>
      <text:p text:style-name="Code">&gt;&gt; array.pop </text:p>
      <text:p text:style-name="Code">=&gt; 5 </text:p>
      <text:p text:style-name="P8">After popping it out lets see whats in the array</text:p>
      <text:p text:style-name="Code">&gt;&gt; array </text:p>
      <text:p text:style-name="Code">=&gt; ["Something", 123, Tue Feb 02 20:30:41 +0530 2010] </text:p>
      <text:p text:style-name="P8">We see that the array size has reduced by one and last element 5 is missing.</text:p>
      <text:p text:style-name="P8">Its not that you must only give a fixed values in push, you can give variables and Ruby expressions and any object to the push as argument. You can see below that we are pushing 2 raised to the power of 10 to the array and 1024 gets added to the array at the last.</text:p>
      <text:p text:style-name="Code">&gt;&gt; array.push 2**10 </text:p>
      <text:p text:style-name="Code">=&gt; ["Something", 123, Tue Feb 02 20:30:41 +0530 2010, 1024] </text:p>
      <text:p text:style-name="P8">Array elements are indexed. The first element of an array has a index number 0 and its goes on (theoretically till infinity). If <text:s/>one wants to access element at index n<text:note text:id="ftn2" text:note-class="footnote"><text:note-citation>2</text:note-citation><text:note-body><text:p text:style-name="Footnote">n is a number</text:p></text:note-body></text:note>, all he needs to do is to put the index number in between square brackets. In the example below we <text:s/>access the <text:s/>third element in the array named array so we type it as follows</text:p>
      <text:p text:style-name="Code">&gt;&gt; array[2] </text:p>
      <text:p text:style-name="Code">=&gt; Tue Feb 02 20:30:41 +0530 2010 </text:p>
      <text:p text:style-name="P8">The pop method too accepts a Fixnum<text:note text:id="ftn3" text:note-class="footnote"><text:note-citation>3</text:note-citation><text:note-body><text:p text:style-name="Footnote">A number</text:p></text:note-body></text:note> as an argument which it uses to pop all elements starting from that index and further.</text:p>
      <text:p text:style-name="Code">&gt;&gt; array.pop(2) </text:p>
      <text:p text:style-name="Code">=&gt; [Tue Feb 02 20:30:41 +0530 2010, 1024] </text:p>
      <text:p text:style-name="Code">&gt;&gt; array </text:p>
      <text:p text:style-name="Code">=&gt; ["Something", 123] </text:p>
      <text:p text:style-name="P8">As you see the third element gets popped out, so popping at random is possible.</text:p>
      <text:p text:style-name="P8">We can push many elements into an array at once. Consider the code snippet below </text:p>
      <text:p text:style-name="Code">&gt;&gt; array.push 5, "Who am I?", 23.465*24 </text:p>
      <text:p text:style-name="Code">=&gt; ["Something", 123, 5, "Who am I?", 563.16] </text:p>
      <text:p text:style-name="P8">We first push 3 new elements into the array and so we get a bigger one.</text:p>
      <text:p text:style-name="P8">Now we pop all elements who's index number is 3 and above by giving <text:span text:style-name="Code_20_Char">array.pop 3</text:span></text:p>
      <text:p text:style-name="Code">&gt;&gt; array.pop 3 <text:s/><office:annotation><dc:creator>kannan </dc:creator><dc:date>2010-10-23T22:00:14</dc:date><text:p text:style-name="P12"><text:span text:style-name="T4">Confusing me....have to clear it from u boss...</text:span></text:p></office:annotation> <office:annotation><dc:creator>Karthikeyan K</dc:creator><dc:date>2010-10-25T09:20:46</dc:date><text:p text:style-name="P12"><text:span text:style-name="T5">What's confusing?</text:span></text:p></office:annotation></text:p>
      <text:p text:style-name="Code"><text:soft-page-break/>=&gt; [5, "Who am I?", 563.16] </text:p>
      <text:p text:style-name="P8">As you can see the array size is reduced and it now only has two elements.</text:p>
      <text:p text:style-name="Code">&gt;&gt; array </text:p>
      <text:p text:style-name="Code">=&gt; ["Something", 123]</text:p>
      <text:p text:style-name="P8">There is another way to append elements in an array, its by using the double less than operator &lt;&lt;, let push some elements into the array with it as shown:</text:p>
      <text:p text:style-name="Code">&gt;&gt; array &lt;&lt; "a new element" </text:p>
      <text:p text:style-name="Code">=&gt; ["Something", 123, "a new element"] </text:p>
      <text:p text:style-name="Code">&gt;&gt; array &lt;&lt; 64 </text:p>
      <text:p text:style-name="Code">=&gt; ["Something", 123, "a new element", 64] </text:p>
      <text:p text:style-name="P8">as you see above we have appended a String constant <text:span text:style-name="Code_20_Char">“a new element”</text:span> and <text:span text:style-name="Code_20_Char">64</text:span> to the array using <text:span text:style-name="Code_20_Char">&lt;&lt;</text:span> operator.</text:p>
      <text:p text:style-name="P8">You can find maximum and minimum values in an array using the max and min function as shown:</text:p>
      <text:p text:style-name="Code">&gt;&gt; nums = [1, 2, 64, -17, 5 ,81] </text:p>
      <text:p text:style-name="Code">=&gt; [1, 2, 64, -17, 5, 81] </text:p>
      <text:p text:style-name="Code">&gt;&gt; nums.max </text:p>
      <text:p text:style-name="Code">=&gt; 81 </text:p>
      <text:p text:style-name="Code">&gt;&gt; nums.min </text:p>
      <text:p text:style-name="Code">=&gt; -17 </text:p>
      <text:p text:style-name="P8">As you see in above example we create a array called <text:span text:style-name="Code_20_Char">nums</text:span> having some numbers, <text:span text:style-name="Code_20_Char">nums.max</text:span> returns the maximum value in that array and <text:span text:style-name="Code_20_Char">nums.min</text:span> returns the minimum value in that array.</text:p>
      <text:h text:style-name="Heading_20_2" text:outline-level="2">Set operations</text:h>
      <text:p text:style-name="P8">For those who know set theory must know about intersections, unions and blah blah. I read about set theory when in school and now have forgotten about it. You can treat array as set and do many operations on it. Here are a few examples which I tried out on irb </text:p>
      <text:p text:style-name="P8">Lets take a college volleyball team, in it are<office:annotation><dc:creator>kannan </dc:creator><dc:date>2010-10-23T22:01:51</dc:date><text:p text:style-name="P12"><text:span text:style-name="T4">Some grammer problem...team, in it some people namely....add comma...remove are...</text:span></text:p></office:annotation> some people names Ashok, Chavan, Karthik, Jesus and Budha. If you take a list of cricket team there are Budha, Karthik, Ragu and Ram. Lets now code it in ruby. To have a collection of people who play in volleyball team we create an array as shown</text:p>
      <text:p text:style-name="P5">&gt;&gt; volleyball=["Ashok", "Chavan", "Karthik", "Jesus", "Budha"] </text:p>
      <text:p text:style-name="Code">=&gt; ["Ashok", "Chavan", "Karthik", "Jesus", "Budha"] </text:p>
      <text:p text:style-name="P8">In a similar way we create another array that contains names of those who play in cricket team as shown</text:p>
      <text:p text:style-name="P5">&gt;&gt; cricket=["Budha", "Karthik", "Ragu", "Ram"] </text:p>
      <text:p text:style-name="Code">=&gt; ["Budha", "Karthik", "Ragu", "Ram"] </text:p>
      <text:p text:style-name="P8">So we have two sets of people. Now to find out who are in volley ball and cricket, all we need to do is to AND (or take intersection of) both arrays using the <text:span text:style-name="Code_20_Char">&amp;</text:span> operator as shown</text:p>
      <text:p text:style-name="P5">&gt;&gt; volleyball &amp; cricket </text:p>
      <text:p text:style-name="Code">=&gt; ["Karthik", "Budha"] </text:p>
      <text:p text:style-name="P8">As you see from above code snippet, the <text:span text:style-name="Code_20_Char">&amp;</text:span> (and) operator sniffs out those elements that are there in <text:soft-page-break/>both arrays. In mathematics this stuff is called intersection.</text:p>
      <text:p text:style-name="P8">Lets say in another situation we would like to find out all those who are both in volleyball and cricket team. To do so we use the or operator | . Lets now apply it</text:p>
      <text:p text:style-name="P5">&gt;&gt; volleyball | cricket </text:p>
      <text:p text:style-name="Code">=&gt; ["Ashok", "Chavan", "Karthik", "Jesus", "Budha", "Ragu", "Ram"] </text:p>
      <text:p text:style-name="P8">As you see we get names of those who are in volleyball and cricket team. The | (or) operator is different from the + (plus) operator. Lets add volleyball and cricket teams</text:p>
      <text:p text:style-name="P5">&gt;&gt; volleyball + cricket </text:p>
      <text:p text:style-name="Code">=&gt; ["Ashok", "Chavan", "Karthik", "Jesus", "Budha", "Budha", "Karthik", "Ragu", "Ram"]</text:p>
      <text:p text:style-name="P8">As you can see from above code snippet the names Karthik and Budha are duplicated. This does not happen <text:s/>when we use the | (OR) operator.</text:p>
      <text:p text:style-name="P8">Lets now find that which players play only for the volleyball team. For this we will minus the players of cricket from the volleyball team using the – (minus) operator as shown</text:p>
      <text:p text:style-name="Code">&gt;&gt; volleyball - cricket </text:p>
      <text:p text:style-name="Code">=&gt; ["Ashok", "Chavan", "Jesus"] </text:p>
      <text:p text:style-name="P10">So we see three players are exclusively in volleyball team. So if you are a mathematician you will feel some what comfortable with Ruby.</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Segoe UI" svg:font-family="'Segoe UI'" style:font-family-generic="swiss"/>
    <style:font-face style:name="Ubuntu" svg:font-family="Ubuntu" style:font-family-generic="swiss"/>
    <style:font-face style:name="Nimbus Mono L" svg:font-family="'Nimbus Mono L'" style:font-adornments="Regular" style:font-family-generic="modern" style:font-pitch="fixed"/>
    <style:font-face style:name="Apple Garamond1" svg:font-family="'Apple Garamond'" style:font-pitch="variable"/>
    <style:font-face style:name="Apple Garamond" svg:font-family="'Apple Garamond'" style:font-adornments="Bold" style:font-pitch="variable"/>
    <style:font-face style:name="Apple Garamond Light" svg:font-family="'Apple Garamond Light'"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background-color="transparent" fo:padding="0in" fo:border="none" style:shadow="none">
        <style:tab-stops/>
        <style:background-image/>
      </style:paragraph-properties>
      <style:text-properties fo:color="#ff0000" style:font-name="Apple Garamond" fo:font-size="32pt" fo:font-weight="normal" style:font-size-asian="115%" style:font-weight-asian="bold" style:font-size-complex="115%"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de" style:family="paragraph" style:parent-style-name="Text_20_body">
      <style:paragraph-properties fo:margin-top="0in" fo:margin-bottom="0in" style:line-height-at-least="0in" fo:background-color="transparent" style:shadow="none">
        <style:background-image/>
      </style:paragraph-properties>
      <style:text-properties style:font-name="Nimbus Mono L" fo:font-size="10pt" style:font-size-asian="10.5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color="#ff0000" style:font-name="Apple Garamond" fo:font-size="20pt" fo:font-style="normal" fo:font-weight="bold" style:font-size-asian="14pt" style:font-style-asian="italic" style:font-weight-asian="bold" style:font-size-complex="14pt" style:font-style-complex="italic" style:font-weight-complex="bold"/>
    </style:style>
    <style:style style:name="Code_20_Char" style:display-name="Code Char" style:family="text">
      <style:text-properties style:font-name="Nimbus Mono L" fo:font-size="10pt" fo:font-style="oblique"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eyan K</meta:initial-creator>
    <meta:creation-date>2010-02-02T17:13:00</meta:creation-date>
    <meta:generator>LibreOffice/3.5$Linux_X86_64 LibreOffice_project/350m1$Build-2</meta:generator>
    <dc:date>2012-08-15T21:02:54</dc:date>
    <dc:creator>Karthikeyan K</dc:creator>
    <meta:editing-duration>PT51M54S</meta:editing-duration>
    <meta:editing-cycles>18</meta:editing-cycles>
    <meta:document-statistic meta:table-count="0" meta:image-count="1" meta:object-count="0" meta:page-count="6" meta:paragraph-count="156" meta:word-count="1946" meta:character-count="10423" meta:non-whitespace-character-count="8554"/>
  </office:meta>
</office:document-meta>
</file>